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officeooo:rsid="000cc0b1" officeooo:paragraph-rsid="000cc0b1"/>
    </style:style>
    <style:style style:name="P2" style:family="paragraph" style:parent-style-name="Standard">
      <loext:graphic-properties draw:fill="none"/>
      <style:paragraph-properties fo:margin-left="0in" fo:margin-right="0in" fo:text-indent="0in" style:auto-text-indent="false" fo:background-color="transparent"/>
      <style:text-properties officeooo:rsid="000cc0b1" officeooo:paragraph-rsid="000cc0b1"/>
    </style:style>
    <style:style style:name="P3" style:family="paragraph" style:parent-style-name="Standard">
      <loext:graphic-properties draw:fill="none"/>
      <style:paragraph-properties fo:margin-left="0in" fo:margin-right="0in" fo:text-indent="0in" style:auto-text-indent="false" fo:background-color="transparent"/>
      <style:text-properties officeooo:rsid="00178336" officeooo:paragraph-rsid="00178336"/>
    </style:style>
    <style:style style:name="P4"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1b5c79" officeooo:paragraph-rsid="001b5c79"/>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6afd8" style:font-style-asian="normal" style:font-style-complex="normal"/>
    </style:style>
    <style:style style:name="T4" style:family="text">
      <style:text-properties fo:font-style="normal" fo:font-weight="normal" officeooo:rsid="0016afd8"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bold" officeooo:rsid="00178336" style:font-weight-asian="bold" style:font-weight-complex="bold"/>
    </style:style>
    <style:style style:name="T7" style:family="text">
      <style:text-properties fo:font-weight="bold" officeooo:rsid="001884fb" style:font-weight-asian="bold" style:font-weight-complex="bold"/>
    </style:style>
    <style:style style:name="T8" style:family="text">
      <style:text-properties officeooo:rsid="000f6243"/>
    </style:style>
    <style:style style:name="T9" style:family="text">
      <style:text-properties fo:font-weight="normal" style:font-weight-asian="normal" style:font-weight-complex="normal"/>
    </style:style>
    <style:style style:name="T10" style:family="text">
      <style:text-properties fo:font-weight="normal" officeooo:rsid="00178336" style:font-weight-asian="normal" style:font-weight-complex="normal"/>
    </style:style>
    <style:style style:name="T11" style:family="text">
      <style:text-properties fo:font-weight="normal" officeooo:rsid="001884fb" style:font-weight-asian="normal" style:font-weight-complex="normal"/>
    </style:style>
    <style:style style:name="T12" style:family="text">
      <style:text-properties fo:font-weight="normal" officeooo:rsid="001b5c79"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 Whom It May Concern,</text:p>
      <text:p text:style-name="P4"><text:span text:style-name="T10"><text:s text:c="4"/>Hi. I’m writing today concerning a sponsorship opportunity on behalf of First Robotics Competition team 1510, the Wildcats. We’re based out of Westview High School in Portland, Oregon, and have been a part of FRC for over &lt;years&gt; years, and are an almost entirely student-led organization. Currently, we are preparing for next year’s challenge and researching new angles to go about challenges, with a focus on computer vision on the software side of things. Autonomous robotics is a large part of the competition, and as such, modern and powerful computer vision routines are needed. Unfortunately, the only readily available framework that teams can use for automated computer vision is OpenCV, which is quite limited in its flexibility (binary color masking, rudimentary shape detection, etc.). However, we have been experimenting with Deep Learning-based vision solutions through Convolutional Neural Networks, with a level of success. We hope to not only apply to this upcoming competition but also to spread and share with other teams, increasing the average FRC team’s software-side capability and helping to introduce more high schoolers to modern machine learning concepts and applications. Unfortunately, it takes an enormous amount of computing power to design and train deep networks, which is where Nvidia can assist us. We can use Nvidia’s CUDA and cuDNN-enabled GPUs in conjunction with Google’s Tensorflow to easily create powerful neural nets, then train and execute them orders of magnitude faster than traditional, CPU-bound methods. In short, we are wondering if it would be possible for Nvidia to provide support, either through hardware donations, monetary support, GPU cluster time allocation (</text:span><text:span text:style-name="T6">note: I think they have an internal GPU cluster but I might be wrong – I’ll check</text:span><text:span text:style-name="T10">), or hardware discounts. Donations of above blah blah blah t-shirts blah blah blah robot stickers blah blah blah i’ll get stephen to wear a green morph suit blah blah blah.</text:span></text:p>
      <text:p text:style-name="P2"><text:span text:style-name="T10"/></text:p>
      <text:p text:style-name="P3"><text:span text:style-name="T9">Thank you so much for your time and consideration, </text:span><text:span text:style-name="T12">and </text:span><text:span text:style-name="T9">we look forward to </text:span><text:span text:style-name="T12">receiving</text:span><text:span text:style-name="T9"> a response!</text:span></text:p>
      <text:p text:style-name="P3"><text:span text:style-name="T9"/></text:p>
      <text:p text:style-name="P3"><text:span text:style-name="T9"/></text:p>
      <text:p text:style-name="P3"><text:span text:style-name="T9">Sincerely,</text:span></text:p>
      <text:p text:style-name="P3"><text:span text:style-name="T9">Solomon Greenberg</text:span></text:p>
      <text:p text:style-name="Text_20_body"><text:span text:style-name="T9">FRC Team 1510 CV specialist (←</text:span><text:span text:style-name="T5"> lol yeah right but I did write literally all our cv code last year so i’m technically a specialist even if not a very good one</text:span><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5T00:02:11.053265369</meta:creation-date>
    <dc:date>2016-08-05T04:00:02.767536608</dc:date>
    <meta:editing-duration>PT2H13M</meta:editing-duration>
    <meta:editing-cycles>7</meta:editing-cycles>
    <meta:generator>LibreOffice/5.1.4.2$Linux_X86_64 LibreOffice_project/10m0$Build-2</meta:generator>
    <meta:document-statistic meta:table-count="0" meta:image-count="0" meta:object-count="0" meta:page-count="1" meta:paragraph-count="6" meta:word-count="365" meta:character-count="2278" meta:non-whitespace-character-count="1914"/>
  </office:meta>
</office:document-meta>
</file>